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6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7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:</text:span></text:p>
          <text:p text:style-name="P1"><text:span text:style-name="T1">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17.51cm">
          <text:p text:style-name="P1"><text:span text:style-name="T1">Rancher App:</text:span></text:p>
          <text:p text:style-name="P1"><text:span text:style-name="T1">jjcollinge-phppgadmin-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Rancher App:</text:span></text:p>
          <text:p text:style-name="P1"><text:span text:style-name="T1">helm-postgresq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: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ncher App:</text:span></text:p>
          <text:p text:style-name="P1"><text:span text:style-name="T1">senzing-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bitnami/postgresq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6cm" svg:y="18.653cm">
          <text:p text:style-name="P1"><text:span text:style-name="T1">Docker container:</text:span></text:p>
          <text:p text:style-name="P1"><text:span text:style-name="T1">senzing/phppgadm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1.016cm" svg:x="9.575cm" svg:y="19.869cm">
          <text:p text:style-name="P5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7" draw:layer="layout" svg:width="1.778cm" svg:height="1.816cm" svg:x="4.81cm" svg:y="18.958cm">
          <text:p text:style-name="P5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.778cm" svg:x2="5.445cm" svg:y2="6.715cm">
          <text:p/>
        </draw:line>
        <draw:line draw:style-name="gr9" draw:text-style-name="P10" draw:layer="layout" svg:x1="5.445cm" svg:y1="7.342cm" svg:x2="5.445cm" svg:y2="9.891cm">
          <text:p/>
        </draw:line>
        <draw:custom-shape draw:style-name="gr10" draw:text-style-name="P6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6.383cm" svg:x2="5.445cm" svg:y2="19.09cm">
          <text:p/>
        </draw:line>
        <draw:custom-shape draw:style-name="gr11" draw:text-style-name="P8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:</text:span></text:p>
          <text:p text:style-name="P1"><text:span text:style-name="T1">senzing-kafka-t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10.398cm" svg:x2="5.445cm" svg:y2="15.605cm">
          <text:p/>
        </draw:line>
        <draw:line draw:style-name="gr17" draw:text-style-name="P10" draw:layer="layout" svg:x1="6.361cm" svg:y1="10.27cm" svg:x2="9.255cm" svg:y2="10.271cm">
          <text:p/>
        </draw:line>
        <draw:custom-shape draw:style-name="gr10" draw:text-style-name="P6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line draw:style-name="gr17" draw:text-style-name="P10" draw:layer="layout" svg:x1="6.361cm" svg:y1="20.071cm" svg:x2="9.255cm" svg:y2="20.072cm">
          <text:p/>
        </draw:line>
        <draw:custom-shape draw:style-name="gr1" draw:text-style-name="P2" draw:layer="layout" svg:width="6.35cm" svg:height="3.81cm" svg:x="0.999cm" svg:y="21.965cm">
          <text:p text:style-name="P1"><text:span text:style-name="T1">Rancher App:</text:span></text:p>
          <text:p text:style-name="P1"><text:span text:style-name="T1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5.445cm" svg:y1="20.783cm" svg:x2="5.445cm" svg:y2="24.49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5T13:36:49.508747479</dc:date>
    <meta:editing-duration>PT1H37M3S</meta:editing-duration>
    <meta:editing-cycles>25</meta:editing-cycles>
    <meta:generator>LibreOffice/6.0.7.3$Linux_X86_64 LibreOffice_project/00m0$Build-3</meta:generator>
    <meta:document-statistic meta:object-count="39"/>
  </office:meta>
</office:document-meta>
</file>